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iveTypeDescriptor.isMulti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ypeDescriptor.noValue( Class &lt; ? &gt; type , Supplier &lt; ? &gt; empty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ypeDescriptor.isDefer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ypeDescriptor.support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ypeDescriptor.getEmp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iveTypeDescriptor.getReactiv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ypeDescriptor.nonDeferredAsyncValue( Class &lt; ? &gt; type , Supplier &lt; ? &gt; empty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ypeDescrip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ypeDescriptor.isNo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ypeDescriptor.ReactiveTypeDescriptor( Class &lt; ? &gt; reactiveType , boolean multiValue , boolean noValue , @ Nullable Supplier &lt; ? &gt; empty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ypeDescriptor.singleRequiredValue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ypeDescriptor.equals( @ Nullable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ctiveTypeDescriptor.ReactiveTypeDescriptor( Class &lt; ? &gt; reactiveType , boolean multiValue , boolean noValue , @ Nullable Supplier &lt; ? &gt; emptySupplier , boolean defer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activeTypeDescriptor.multiValue( Class &lt; ? &gt; type , Supplier &lt; ? &gt; empty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ypeDescriptor.singleOptionalValue( Class &lt; ? &gt; type , Supplier &lt; ? &gt; empty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